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4cb0d" officeooo:paragraph-rsid="0019bfe3"/>
    </style:style>
    <style:style style:name="P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4cb0d" officeooo:paragraph-rsid="0014cb0d" style:text-blinking="false" fo:background-color="transparent"/>
    </style:style>
    <style:style style:name="P4"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P5" style:family="paragraph" style:parent-style-name="Standard">
      <style:text-properties officeooo:rsid="001cfafc" officeooo:paragraph-rsid="001cfafc"/>
    </style:style>
    <style:style style:name="P6" style:family="paragraph" style:parent-style-name="Standard">
      <style:text-properties officeooo:rsid="001da879" officeooo:paragraph-rsid="00212bbc"/>
    </style:style>
    <style:style style:name="P7" style:family="paragraph" style:parent-style-name="Horizontal_20_Line">
      <style:text-properties officeooo:rsid="0014cb0d"/>
    </style:style>
    <style:style style:name="P8" style:family="paragraph" style:parent-style-name="Standard" style:list-style-name="L1">
      <style:text-properties officeooo:paragraph-rsid="001cfafc"/>
    </style:style>
    <style:style style:name="P9" style:family="paragraph" style:parent-style-name="Standard" style:list-style-name="L1">
      <style:text-properties officeooo:paragraph-rsid="001da879"/>
    </style:style>
    <style:style style:name="P10" style:family="paragraph" style:parent-style-name="Standard" style:list-style-name="L1">
      <style:text-properties officeooo:paragraph-rsid="001b55f5"/>
    </style:style>
    <style:style style:name="P11" style:family="paragraph" style:parent-style-name="Standard" style:list-style-name="L1">
      <style:text-properties officeooo:rsid="0014cb0d" officeooo:paragraph-rsid="0014cb0d"/>
    </style:style>
    <style:style style:name="P12" style:family="paragraph" style:parent-style-name="Standard" style:list-style-name="L1">
      <style:text-properties officeooo:rsid="0014cb0d" officeooo:paragraph-rsid="001b55f5"/>
    </style:style>
    <style:style style:name="P13" style:family="paragraph" style:parent-style-name="Standard">
      <style:text-properties fo:font-size="11pt" officeooo:rsid="0014cb0d" officeooo:paragraph-rsid="0014cb0d" style:font-size-asian="11pt" style:font-size-complex="11pt"/>
    </style:style>
    <style:style style:name="P14" style:family="paragraph" style:parent-style-name="Standard">
      <style:text-properties officeooo:rsid="00174317" officeooo:paragraph-rsid="0014cb0d"/>
    </style:style>
    <style:style style:name="P15" style:family="paragraph" style:parent-style-name="Standard" style:list-style-name="L1">
      <style:text-properties officeooo:rsid="0022325a" officeooo:paragraph-rsid="0022325a"/>
    </style:style>
    <style:style style:name="P16" style:family="paragraph" style:parent-style-name="Standard">
      <style:text-properties officeooo:rsid="0022325a" officeooo:paragraph-rsid="0022325a"/>
    </style:style>
    <style:style style:name="T1" style:family="text">
      <style:text-properties fo:background-color="#fff200" loext:char-shading-value="0"/>
    </style:style>
    <style:style style:name="T2" style:family="text">
      <style:text-properties officeooo:rsid="001ffcd4" fo:background-color="#fff200" loext:char-shading-value="0"/>
    </style:style>
    <style:style style:name="T3" style:family="text">
      <style:text-properties officeooo:rsid="001b55f5"/>
    </style:style>
    <style:style style:name="T4" style:family="text">
      <style:text-properties officeooo:rsid="001cfafc"/>
    </style:style>
    <style:style style:name="T5" style:family="text">
      <style:text-properties fo:font-style="italic" style:font-style-asian="italic" style:font-style-complex="italic"/>
    </style:style>
    <style:style style:name="T6" style:family="text">
      <style:text-properties officeooo:rsid="001ffcd4"/>
    </style:style>
    <style:style style:name="T7" style:family="text">
      <style:text-properties officeooo:rsid="00212bbc"/>
    </style:style>
    <style:style style:name="T8" style:family="text">
      <style:text-properties officeooo:rsid="0022325a"/>
    </style:style>
    <style:style style:name="T9" style:family="text">
      <style:text-properties officeooo:rsid="001da879"/>
    </style:style>
    <style:style style:name="T10" style:family="text">
      <style:text-properties officeooo:rsid="0014cb0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eSat<text:span text:style-name="T6">0</text:span> OTA Protocols</text:p>
      <text:p text:style-name="P13"><text:span text:style-name="T6">http://github.com/oresat/oresat.github.io/tree/master/pub/O</text:span>re<text:span text:style-name="T6">S</text:span>at<text:span text:style-name="T6">0</text:span>_ota_protocols.pdf</text:p>
      <text:p text:style-name="P1"><text:span text:style-name="T6">11</text:span>-<text:span text:style-name="T8">Mar</text:span>-20<text:span text:style-name="T6">2</text:span><text:span text:style-name="T8">2</text:span></text:p>
      <text:p text:style-name="P14"/>
      <text:p text:style-name="Horizontal_20_Line"/>
      <text:list xml:id="list295138136" text:style-name="L1">
        <text:list-item>
          <text:p text:style-name="P11">Authentication <text:s/><text:span text:style-name="T1">[IARU </text:span><text:span text:style-name="T2">7.7 and 8.5</text:span><text:span text:style-name="T1">]</text:span></text:p>
        </text:list-item>
      </text:list>
      <text:p text:style-name="P3"/>
      <text:p text:style-name="P3"><text:bookmark text:name="docs-internal-guid-cb9e53e8-7fff-3e29-b707-dfd99d3fc571"/>A general description of any cipher system</text:p>
      <text:p text:style-name="P1"/>
      <text:p text:style-name="P1">OreSat uses a mechanism of <text:span text:style-name="T5">authentication of telecommand frames to be acted on</text:span> rather than complete message encryption. Only telecommand messages that successfully pass the authentication process will be invoked by the CPU. Because only the invocation of telecommand messages need to be restricted, and there is no sensitive information in the commands themselves, this is a more optimal mechanism of protection. This means that OreSat’s ground station control will not encrypt any data up (or down) from the satellite, allowing complete transparency into what is being performed. This mechanism reduces the computational work required by the satellite’s CPU reducing power requirement. The authentication algorithms used are in the open source and are vetted by security professionals around the world providing a more safe and reliable code correctness proving process. The mechanism employed is derived from the CCSDS recommendations Security Architecture for Space Data Systems.</text:p>
      <text:p text:style-name="P1"/>
      <text:p text:style-name="P1">See:</text:p>
      <text:p text:style-name="P1"><text:a xlink:type="simple" xlink:href="https://public.ccsds.org/Pubs/351x0m1.pdf" text:style-name="Internet_20_link" text:visited-style-name="Visited_20_Internet_20_Link">https://public.ccsds.org/Pubs/351x0m1.pdf</text:a></text:p>
      <text:p text:style-name="P1"/>
      <text:p text:style-name="P2"/>
      <text:p text:style-name="P7"/>
      <text:list xml:id="list134358884610608" text:continue-numbering="true" text:style-name="L1">
        <text:list-item>
          <text:p text:style-name="P11">Telemetry format <text:s/><text:span text:style-name="T1">[IARU </text:span><text:span text:style-name="T2">8.5</text:span><text:span text:style-name="T1">]</text:span></text:p>
        </text:list-item>
      </text:list>
      <text:p text:style-name="P1"/>
      <text:p text:style-name="P1">Transmission formats </text:p>
      <text:p text:style-name="P1"/>
      <text:p text:style-name="P1"><text:span text:style-name="T4">OreSat o</text:span>ver the air (OTA) protocols:</text:p>
      <text:p text:style-name="P1"/>
      <text:list xml:id="list134358163132670" text:continue-numbering="true" text:style-name="L1">
        <text:list-item>
          <text:p text:style-name="P12">CW Telemetry Beacon Frame</text:p>
          <text:list>
            <text:list-item>
              <text:p text:style-name="P8"><text:a xlink:type="simple" xlink:href="http://github.com/oresat/oresat.github.io/tree/master/pub/CW_Telemetry_Beacon.pdf" text:style-name="Internet_20_link" text:visited-style-name="Visited_20_Internet_20_Link"><text:span text:style-name="T8">http://github.com/oresat/oresat.github.io/tree/master/pub/CW_Telemetry_Beacon.pdf</text:span></text:a></text:p>
            </text:list-item>
          </text:list>
        </text:list-item>
      </text:list>
      <text:p text:style-name="P5"/>
      <text:list xml:id="list134359539220381" text:continue-numbering="true" text:style-name="L1">
        <text:list-item>
          <text:p text:style-name="P12">APRS Telemetry Beacon Frame</text:p>
          <text:list>
            <text:list-item>
              <text:p text:style-name="P9"><text:a xlink:type="simple" xlink:href="http://github.com/oresat/oresat.github.io/tree/master/pub/APRS_Telemetry_Beacon.pdf" text:style-name="Internet_20_link" text:visited-style-name="Visited_20_Internet_20_Link"><text:span text:style-name="T8">http://github.com/oresat/oresat.github.io/tree/master/pub/APRS_Telemetry_Beacon.pdf</text:span></text:a></text:p>
            </text:list-item>
          </text:list>
          <text:p text:style-name="P12"/>
        </text:list-item>
        <text:list-item>
          <text:p text:style-name="P12">Engineering Uplink (CCSDS<text:span text:style-name="T7">)</text:span></text:p>
        </text:list-item>
        <text:list-item>
          <text:p text:style-name="P10"><text:span text:style-name="T10">Engineering Downlink (CCSDS</text:span><text:span text:style-name="T3">)</text:span></text:p>
          <text:list>
            <text:list-item>
              <text:p text:style-name="P15"><text:a xlink:type="simple" xlink:href="http://github.com/oresat/oresat.github.io/tree/master/pub/engineering_data_link.pdf" text:style-name="Internet_20_link" text:visited-style-name="Visited_20_Internet_20_Link">http://github.com/oresat/oresat.github.io/tree/master/pub/engineering_data_link.pdf</text:a></text:p>
            </text:list-item>
          </text:list>
        </text:list-item>
      </text:list>
      <text:p text:style-name="P16"/>
      <text:p text:style-name="P16"/>
      <text:p text:style-name="P6"/>
      <text:p text:style-name="P6"/>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05T11:45:49.790778807</meta:creation-date>
    <dc:date>2022-03-11T13:43:57.683533547</dc:date>
    <meta:editing-duration>PT29M34S</meta:editing-duration>
    <meta:editing-cycles>9</meta:editing-cycles>
    <meta:generator>LibreOffice/6.4.7.2$Linux_X86_64 LibreOffice_project/40$Build-2</meta:generator>
    <meta:document-statistic meta:table-count="0" meta:image-count="0" meta:object-count="0" meta:page-count="1" meta:paragraph-count="19" meta:word-count="203" meta:character-count="1666" meta:non-whitespace-character-count="1488"/>
  </office:meta>
</office:document-meta>
</file>